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0e0f" officeooo:paragraph-rsid="00120e0f"/>
    </style:style>
    <style:style style:name="P2" style:family="paragraph" style:parent-style-name="Standard">
      <style:text-properties officeooo:rsid="0013fa1d" officeooo:paragraph-rsid="0013fa1d"/>
    </style:style>
    <style:style style:name="P3" style:family="paragraph" style:parent-style-name="Standard">
      <style:text-properties officeooo:rsid="00168daf" officeooo:paragraph-rsid="00168daf"/>
    </style:style>
    <style:style style:name="P4" style:family="paragraph" style:parent-style-name="Standard" style:list-style-name="L1">
      <style:text-properties officeooo:rsid="0013fa1d" officeooo:paragraph-rsid="0013fa1d"/>
    </style:style>
    <style:style style:name="P5" style:family="paragraph" style:parent-style-name="Standard">
      <style:text-properties officeooo:rsid="0013fa1d" officeooo:paragraph-rsid="0013fa1d"/>
    </style:style>
    <style:style style:name="P6" style:family="paragraph" style:parent-style-name="Standard">
      <style:text-properties officeooo:rsid="00179d20" officeooo:paragraph-rsid="00179d20"/>
    </style:style>
    <style:style style:name="T1" style:family="text">
      <style:text-properties officeooo:rsid="00144265"/>
    </style:style>
    <style:style style:name="T2" style:family="text">
      <style:text-properties officeooo:rsid="0014ab86"/>
    </style:style>
    <style:style style:name="T3" style:family="text">
      <style:text-properties officeooo:rsid="001784db"/>
    </style:style>
    <style:style style:name="T4" style:family="text">
      <style:text-properties officeooo:rsid="001891f3"/>
    </style:style>
    <style:style style:name="T5" style:family="text">
      <style:text-properties officeooo:rsid="001a78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ation de compte</text:h>
      <text:p text:style-name="P1"/>
      <text:p text:style-name="P1">L'utilisateur à la possibilité de créer un compte local ou online.</text:p>
      <text:p text:style-name="P1">Dans tous les cas, un nom de compte ainsi qu'un mot de passe sont demandées à l'utilisateur.</text:p>
      <text:p text:style-name="P1">Si la machine n'est pas connecté lors de la création de compte ne peut être que local.</text:p>
      <text:p text:style-name="P1">Dans le cas d'un compte online, le compte est directement crée sur le serveur public.</text:p>
      <text:p text:style-name="P1">Dans le cas d'un compte local, le compte est uniquement accessible en local.</text:p>
      <text:p text:style-name="P1">L'utilisateur pourra néanmoins transformer sont compte local en online à tout moment, l'inverse est possible.</text:p>
      <text:p text:style-name="P1"/>
      <text:h text:style-name="Heading_20_1" text:outline-level="1">Synchronisation</text:h>
      <text:p text:style-name="P1"/>
      <text:p text:style-name="P1">La synchronisation n'a lieu que dans le cas des comptes online et est automatique.</text:p>
      <text:p text:style-name="P1">Elle s'exécute lors de la connexion et de la déconnexion du compte online.</text:p>
      <text:p text:style-name="P3">Cette dernière se base sur <text:span text:style-name="T3">un système d'UUID. Lorsqu'un client veux envoyer une nouvelle données au serveur, il reçoit en retour un UUID par le serveur à destination du client. Ont peut alors travailler avec des données identifié de manière fiables et universelles.</text:span></text:p>
      <text:h text:style-name="Heading_20_1" text:outline-level="1">Suppression de compte</text:h>
      <text:p text:style-name="P1"/>
      <text:p text:style-name="P1">Dans le case d'un compte online :</text:p>
      <text:p text:style-name="P1">- transformer sont compte online en compte local va supprimer les données, et donc le compte, du serveur public. Les données ne seront donc plus synchronisées mais toujours disponibles en local.</text:p>
      <text:p text:style-name="P1">- demander de de supprimer uniquement ses données locales, ses dernières restant sur le serveur public.</text:p>
      <text:p text:style-name="P1"/>
      <text:p text:style-name="P1">Dans le cas d'un compte local :</text:p>
      <text:p text:style-name="P1">- supprimer son compte supprime les données en local, et donc le compte.</text:p>
      <text:p text:style-name="P1"/>
      <text:h text:style-name="Heading_20_1" text:outline-level="1">Calcul des statistiques</text:h>
      <text:p text:style-name="P2"/>
      <text:p text:style-name="P2">Les variables utilisées pour le calcul d'un score sont :</text:p>
      <text:list xml:id="list1764369278333584399" text:style-name="L1">
        <text:list-item>
          <text:p text:style-name="P4">t : le temps <text:span text:style-name="T2">nécessaire </text:span>pour <text:span text:style-name="T2">résoudre</text:span> la grille (en seconde).</text:p>
        </text:list-item>
        <text:list-item>
          <text:p text:style-name="P4">x : le nombre de changement de case.</text:p>
        </text:list-item>
        <text:list-item>
          <text:p text:style-name="P4">a : le nombre de demande d'aide</text:p>
        </text:list-item>
        <text:list-item>
          <text:p text:style-name="P4">c : le nombre de demande conseil</text:p>
        </text:list-item>
        <text:list-item>
          <text:p text:style-name="P4">g : la taille de la grille</text:p>
        </text:list-item>
        <text:list-item>
          <text:p text:style-name="P4">n : le niveau de difficulté de la grille</text:p>
        </text:list-item>
      </text:list>
      <text:p text:style-name="P2"/>
      <text:p text:style-name="P2"><text:span text:style-name="T1">La f</text:span>ormule <text:span text:style-name="T1">initial est la suivant</text:span> : F = <text:span text:style-name="T2">(</text:span>g * n<text:span text:style-name="T2">)</text:span> / (1 + t + c + a) <text:span text:style-name="T1">où chaque variable pourra être pondéré ou monté à des puissances supérieures pour l'équilibrage.</text:span></text:p>
      <text:p text:style-name="P2"/>
      <text:h text:style-name="Heading_20_1" text:outline-level="1">Communication réseau</text:h>
      <text:p text:style-name="P6"/>
      <text:p text:style-name="P6"><text:soft-page-break/>Deux possibilités :</text:p>
      <text:p text:style-name="P6"/>
      <text:p text:style-name="P6">Utiliser un serveur http comme apache avec le module ruby et ainsi communiquer par le protocole http.</text:p>
      <text:p text:style-name="P6"/>
      <text:p text:style-name="P6">Créer un serveur en ruby communiquant avec le protocole tcp. En utilisant le module socket et marshall. <text:span text:style-name="T4">(Solution retenu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0:26:35.013000000</meta:creation-date>
    <dc:date>2015-02-22T12:47:35.416000000</dc:date>
    <meta:editing-duration>PT51M40S</meta:editing-duration>
    <meta:editing-cycles>10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30" meta:word-count="382" meta:character-count="2158" meta:non-whitespace-character-count="1812"/>
  </office:meta>
</office:document-meta>
</file>